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</office:automatic-styles>
  <office:body>
    <office:text>
      <text:h text:style-name="Heading_20_1" text:outline-level="1">Appunti per progetto database noleggio biciclette</text:h>
      <text:h text:style-name="Heading_20_2" text:outline-level="2">Simulazione tema d’esame</text:h>
      <text:p text:style-name="First_20_paragraph"><text:a xlink:type="simple" xlink:href="./bozza_soluzione.md" office:name=""><text:span text:style-name="Definition">Vedere il file con la bozza di soluzione</text:span></text:a></text:p>
      <text:h text:style-name="Heading_20_2" text:outline-level="2">Compiti da svolgere per ogni alunno</text:h>
      <text:p text:style-name="First_20_paragraph">Ogni alunno è tenuto a:</text:p>
      <text:h text:style-name="Heading_20_3" text:outline-level="3">Crea un archivio github riservato</text:h>
      <text:p text:style-name="First_20_paragraph">Per tutelare la privacy crea un archivio github e insercsi l’utente github <text:span text:style-name="T1">rpicchio</text:span> come collaboratore.</text:p>
      <text:h text:style-name="Heading_20_3" text:outline-level="3">Crea una dir di lavoro personale</text:h>
      <text:list text:style-name="L1">
        <text:list-item>
          <text:p text:style-name="P1">creare una directory che inizi con nn.nome dove nn va sostituito con le due cifre del numero di registro (es 01.tizio)</text:p>
        </text:list-item>
        <text:list-item>
          <text:p text:style-name="P1">in ogni directory posizionare i documenti richiesti senza modificare gli originali</text:p>
        </text:list-item>
      </text:list>
      <text:h text:style-name="Heading_20_3" text:outline-level="3">Crea un file README.md</text:h>
      <text:p text:style-name="First_20_paragraph">Inserisci le istruzioni e i commenti che ritieni opportuni.</text:p>
      <text:h text:style-name="Heading_20_3" text:outline-level="3">Crea un database</text:h>
      <text:p text:style-name="First_20_paragraph">Riporta il codice SQL utilizzato e fai le corrette considerazioni sull’utente che deve eseguire i comandi.</text:p>
      <text:h text:style-name="Heading_20_3" text:outline-level="3">Crea gli utenti del database in grado di gestire i dati</text:h>
      <text:p text:style-name="First_20_paragraph">Indica i comandi utilizzati e l’utente che li esegue.</text:p>
      <text:h text:style-name="Heading_20_3" text:outline-level="3">Sistemare file sql generato da ferret</text:h>
      <text:p text:style-name="First_20_paragraph">Il file sql generato da ferret contiene parecchi errori. Crea il file, correggi gli errori, e crea le tabelle per il database.</text:p>
      <text:h text:style-name="Heading_20_3" text:outline-level="3">Inserimento dei dati d’esempio</text:h>
      <text:p text:style-name="First_20_paragraph">Crea un file con estensione .sql con i comandi per:</text:p>
      <text:list text:style-name="L2">
        <text:list-item>
          <text:p text:style-name="P2">creare le tabelle</text:p>
        </text:list-item>
        <text:list-item>
          <text:p text:style-name="P2">inserire un insieme di dati significativo.</text:p>
        </text:list-item>
      </text:list>
      <text:h text:style-name="Heading_20_3" text:outline-level="3">Nel README.md</text:h>
      <text:p text:style-name="First_20_paragraph">Inserisci le informazioni necessarie a comprendere ed eseguire le operazioni che hai svolto.</text:p>
      <text:h text:style-name="Heading_20_2" text:outline-level="2">I documenti MarkDown in questa directory</text:h>
      <text:p text:style-name="First_20_paragraph">Scritti in markdown, possono essere trasformati in pdf, html o odt con il comando <text:span text:style-name="T1">pandoc</text:span>:</text:p>
      <text:p text:style-name="P3">$ pandoc -o README.odt <text:s text:c="1"/>README.md</text:p>
      <text:p text:style-name="P4">$ pandoc -o README.html <text:s text:c="1"/>README.md</text:p>
      <text:p text:style-name="P5">$ pandoc -o README.pdf <text:s text:c="1"/>README.md</text:p>
      <text:p text:style-name="First_20_paragraph">Per l’esportazione in pdf è stato creato un semplice <text:span text:style-name="T1">makefile</text:span> e quindi è possibile dare semplicemente il comando:</text:p>
      <text:p text:style-name="P6">$ make</text:p>
      <text:h text:style-name="Heading_20_2" text:outline-level="2">TODO</text:h>
      <text:p text:style-name="First_20_paragraph">Segnalazioni migliorie al progetto</text:p>
      <text:h text:style-name="Heading_20_3" text:outline-level="3">Documento master</text:h>
      <text:p text:style-name="First_20_paragraph">Creare un documento master che inglobi i file odt dando un aspetto omogeneo</text:p>
      <text:h text:style-name="Heading_20_3" text:outline-level="3">Presentazione</text:h>
      <text:p text:style-name="First_20_paragraph">Partendo dal documento master inviare a presentazione o pensare ad un documento master che possa fungere da presentazione.</text:p>
      <text:p text:style-name="Text_20_body">Vedere se possibile creare la presentazione direttamente da linea di comando e inserire il comando nel makefile</text:p>
      <text:h text:style-name="Heading_20_3" text:outline-level="3">altro</text:h>
      <text:p text:style-name="First_20_paragraph">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